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0000000C8DFD424B03544FA2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WenQuanYi Zen Hei Mono" svg:font-family="'WenQuanYi Zen Hei Mono'" style:font-family-generic="modern" style:font-pitch="fixed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Chivo Black" svg:font-family="'Chivo Black'" style:font-adornments="Normal" style:font-pitch="variable"/>
    <style:font-face style:name="Linux Biolinum Keyboard" svg:font-family="'Linux Biolinum Keyboard'" style:font-adornments="Normal" style:font-pitch="variable"/>
    <style:font-face style:name="Liberation Serif" svg:font-family="'Liberation Serif'" style:font-family-generic="roman" style:font-pitch="variable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ubtitle">
      <style:text-properties officeooo:rsid="00189ce7" officeooo:paragraph-rsid="00189ce7"/>
    </style:style>
    <style:style style:name="P7" style:family="paragraph" style:parent-style-name="Text_20_body">
      <style:text-properties officeooo:rsid="00189ce7" officeooo:paragraph-rsid="00189ce7"/>
    </style:style>
    <style:style style:name="P8" style:family="paragraph" style:parent-style-name="Viñeta_20_punto">
      <style:text-properties officeooo:rsid="00189ce7" officeooo:paragraph-rsid="00189ce7"/>
    </style:style>
    <style:style style:name="T1" style:family="text">
      <style:text-properties officeooo:rsid="006ae128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officeooo:rsid="003b54cc"/>
    </style:style>
    <style:style style:name="T6" style:family="text">
      <style:text-properties officeooo:rsid="0012abe4"/>
    </style:style>
    <style:style style:name="T7" style:family="text">
      <style:text-properties officeooo:rsid="0037e73e"/>
    </style:style>
    <style:style style:name="T8" style:family="text">
      <style:text-properties officeooo:rsid="00189ce7"/>
    </style:style>
    <style:style style:name="T9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goritmos informales</text:p>
      <text:p text:style-name="P6">Trabajo #1</text:p>
      <text:p text:style-name="Text_20_body">En los mismos equipos que trabajaron con Paola, si son más de 8 dividan en dos <text:span text:style-name="T8">el grupo.</text:span></text:p>
      <text:p text:style-name="Text_20_body">Escriban dos algoritmos con tareas cotidianas como los vistos en clase.</text:p>
      <text:p text:style-name="Text_20_body">Carguen un PDF por grupo con lo que hayan explorado, ¡pueden ser tan complejos como quieran!</text:p>
      <text:p text:style-name="Text_20_body">Idealmente debiera tener:</text:p>
      <text:list xml:id="list2508526173" text:style-name="List_20_1">
        <text:list-item>
          <text:p text:style-name="Viñeta_20_punto">Alguna precondición, <text:span text:style-name="T8">y como esta afecta el resultado final.</text:span></text:p>
        </text:list-item>
        <text:list-item>
          <text:p text:style-name="Viñeta_20_punto">Decisiones</text:p>
        </text:list-item>
        <text:list-item>
          <text:p text:style-name="Viñeta_20_punto">Repeticiones</text:p>
        </text:list-item>
        <text:list-item>
          <text:p text:style-name="Viñeta_20_punto">Aparte de las instrucciones individuales</text:p>
        </text:list-item>
        <text:list-item>
          <text:p text:style-name="P8">Una breve descripción del resultado esperado.</text:p>
        </text:list-item>
      </text:list>
      <text:p text:style-name="Text_20_body">Dejen separadas las precondiciones y también describan cuál es el resultado correcto esperado.</text:p>
      <text:p text:style-name="P7">Si no pueden acceder al campus, hagan la entrega por email a <text:a xlink:type="simple" xlink:href="mailto:mrvilugron@unrn.edu.ar" text:style-name="Internet_20_link" text:visited-style-name="Visited_20_Internet_20_Link">mrvilugron@unrn.edu.ar</text:a>. Sin olvidarse de poner en copia (<text:span text:style-name="Strong_20_Emphasis">CC</text:span>) al resto del equipo.</text:p>
      <text:p text:style-name="Amplificada">⚝Eso de las <text:span text:style-name="Strong_20_Emphasis">16 horas del próximo jueves </text:span><text:span text:style-name="Strong_20_Emphasis"><text:span text:style-name="T8">(10/2)</text:span></text:span><text:span text:style-name="T8"> </text:span>tomaré los que pueda para discutirlos en cla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WenQuanYi Zen Hei Mono" svg:font-family="'WenQuanYi Zen Hei Mono'" style:font-family-generic="modern" style:font-pitch="fixed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Chivo Black" svg:font-family="'Chivo Black'" style:font-adornments="Normal" style:font-pitch="variable"/>
    <style:font-face style:name="Linux Biolinum Keyboard" svg:font-family="'Linux Biolinum Keyboard'" style:font-adornments="Normal" style:font-pitch="variable"/>
    <style:font-face style:name="Liberation Serif" svg:font-family="'Liberation Serif'" style:font-family-generic="roman" style:font-pitch="variable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6ae128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/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LogoUNRN" text:anchor-type="paragraph" svg:x="0cm" svg:y="0cm" svg:width="6.551cm" svg:height="1.044cm" draw:z-index="1"><draw:image xlink:href="Pictures/1000020100000500000000C8DFD424B03544FA2B.png" xlink:type="simple" xlink:show="embed" xlink:actuate="onLoad" draw:mime-type="image/png"/></draw:frame><text:tab/><text:tab/><text:span text:style-name="MT1">Módulo 5</text:span></text:p>
        <text:p text:style-name="MP2"><text:span text:style-name="MT2"><text:tab/><text:tab/></text:span><text:span text:style-name="MT3">Curso de Ingreso </text:span><text:span text:style-name="MT4"><text:date style:data-style-name="N107" text:date-value="2022-02-08T15:50:01.817602012">2022</text:date></text:span></text:p>
      </style:header>
      <style:footer>
        <text:p text:style-name="MP3"><text:span text:style-name="MT5">r</text:span><text:editing-cycles>1</text:editing-cycles>/<text:span text:style-name="MT6"><text:date style:data-style-name="N10107" text:date-value="2022-02-08T15:50:01.817914447">2022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1" style:data-style-name="N0">1</text:expression></text:span></text:p>
      </style:footer>
    </style:master-page>
    <style:master-page style:name="HTML" style:page-layout-name="Mpm2"/>
    <style:master-page style:name="Landscape" style:page-layout-name="Mpm3"/>
    <style:master-page style:name="First_20_Page" style:display-name="First Page" style:page-layout-name="Mpm4" style:next-style-name="Standard"/>
    <style:master-page style:name="Index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dnote" style:page-layout-name="Mpm7">
      <style:header>
        <text:p text:style-name="MP4"><draw:frame draw:style-name="Mfr1" draw:name="LogoUNRN2" text:anchor-type="paragraph" svg:x="0cm" svg:y="0cm" svg:width="6.551cm" svg:height="1.044cm" draw:z-index="0"><draw:image xlink:href="Pictures/1000020100000500000000C8DFD424B03544FA2B.png" xlink:type="simple" xlink:show="embed" xlink:actuate="onLoad" draw:mime-type="image/png"/></draw:frame><text:tab/><text:tab/><text:span text:style-name="MT1">Módulo 5</text:span></text:p>
        <text:p text:style-name="MP2"><text:span text:style-name="MT2"><text:tab/><text:tab/></text:span><text:span text:style-name="MT3">Curso de Ingreso </text:span><text:span text:style-name="MT4"><text:date style:data-style-name="N107" text:date-value="2022-02-08T15:50:01.818992570">2022</text:date></text:span></text:p>
      </style:header>
      <style:footer>
        <text:p text:style-name="MP5"><text:span text:style-name="MT5">r</text:span><text:editing-cycles>1</text:editing-cycles>/<text:span text:style-name="MT6"><text:date style:data-style-name="N10107" text:date-value="2022-02-08T15:50:01.819293061">2022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2-02-08T15:37:14.002930121</meta:creation-date>
    <dc:date>2022-02-08T15:50:01.661263651</dc:date>
    <dc:creator>Martín René Vilugrón</dc:creator>
    <meta:editing-duration>PT37S</meta:editing-duration>
    <meta:editing-cycles>1</meta:editing-cycles>
    <meta:document-statistic meta:table-count="0" meta:image-count="2" meta:object-count="0" meta:page-count="1" meta:paragraph-count="20" meta:word-count="155" meta:character-count="927" meta:non-whitespace-character-count="787"/>
    <meta:generator>LibreOffice/7.1.7.2$Linux_X86_64 LibreOffice_project/10$Build-2</meta:generator>
  </office:meta>
</office:document-meta>
</file>